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0cf52" officeooo:paragraph-rsid="0000cf52"/>
    </style:style>
    <style:style style:name="P2" style:family="paragraph" style:parent-style-name="Standard">
      <style:text-properties officeooo:rsid="0000cf52" officeooo:paragraph-rsid="00069cd7"/>
    </style:style>
    <style:style style:name="P3" style:family="paragraph" style:parent-style-name="Standard">
      <style:text-properties officeooo:rsid="0000cf52" officeooo:paragraph-rsid="000ce532"/>
    </style:style>
    <style:style style:name="P4" style:family="paragraph" style:parent-style-name="Standard">
      <style:text-properties officeooo:rsid="0000cf52" officeooo:paragraph-rsid="00158623"/>
    </style:style>
    <style:style style:name="P5" style:family="paragraph" style:parent-style-name="Standard">
      <style:text-properties officeooo:rsid="000444b0" officeooo:paragraph-rsid="0014b269"/>
    </style:style>
    <style:style style:name="P6" style:family="paragraph" style:parent-style-name="Standard">
      <style:text-properties officeooo:rsid="00135e34" officeooo:paragraph-rsid="00135e34"/>
    </style:style>
    <style:style style:name="P7" style:family="paragraph" style:parent-style-name="Standard">
      <style:text-properties officeooo:rsid="00135e34" officeooo:paragraph-rsid="0015e509"/>
    </style:style>
    <style:style style:name="P8" style:family="paragraph" style:parent-style-name="Standard">
      <style:text-properties officeooo:rsid="00158623" officeooo:paragraph-rsid="00158623"/>
    </style:style>
    <style:style style:name="P9" style:family="paragraph" style:parent-style-name="Standard">
      <style:text-properties officeooo:rsid="0015e509" officeooo:paragraph-rsid="0015e509"/>
    </style:style>
    <style:style style:name="P10" style:family="paragraph" style:parent-style-name="Standard">
      <style:text-properties officeooo:rsid="0015e509" officeooo:paragraph-rsid="0017b7ae"/>
    </style:style>
    <style:style style:name="P11" style:family="paragraph" style:parent-style-name="Standard">
      <style:text-properties officeooo:rsid="0017b7ae" officeooo:paragraph-rsid="0017b7ae"/>
    </style:style>
    <style:style style:name="P12" style:family="paragraph" style:parent-style-name="Standard">
      <style:text-properties officeooo:rsid="0017b7ae" officeooo:paragraph-rsid="00187d02"/>
    </style:style>
    <style:style style:name="P13" style:family="paragraph" style:parent-style-name="Standard">
      <style:text-properties officeooo:rsid="0017b7ae" officeooo:paragraph-rsid="0019802c"/>
    </style:style>
    <style:style style:name="P14" style:family="paragraph" style:parent-style-name="Standard">
      <style:text-properties officeooo:rsid="0017b7ae" officeooo:paragraph-rsid="002c0767"/>
    </style:style>
    <style:style style:name="P15" style:family="paragraph" style:parent-style-name="Standard">
      <style:text-properties officeooo:rsid="0019802c" officeooo:paragraph-rsid="0019802c"/>
    </style:style>
    <style:style style:name="P16" style:family="paragraph" style:parent-style-name="Standard">
      <style:text-properties officeooo:rsid="001a6fc7" officeooo:paragraph-rsid="0028c083"/>
    </style:style>
    <style:style style:name="P17" style:family="paragraph" style:parent-style-name="Standard">
      <style:text-properties officeooo:rsid="001a6fc7" officeooo:paragraph-rsid="002a9ea9"/>
    </style:style>
    <style:style style:name="P18" style:family="paragraph" style:parent-style-name="Standard">
      <style:text-properties officeooo:rsid="001ad90d" officeooo:paragraph-rsid="001ad90d"/>
    </style:style>
    <style:style style:name="P19" style:family="paragraph" style:parent-style-name="Standard">
      <style:text-properties officeooo:rsid="001c0ca6" officeooo:paragraph-rsid="0024b0d2"/>
    </style:style>
    <style:style style:name="P20" style:family="paragraph" style:parent-style-name="Standard">
      <style:text-properties officeooo:rsid="001c0ca6" officeooo:paragraph-rsid="0026f222"/>
    </style:style>
    <style:style style:name="P21" style:family="paragraph" style:parent-style-name="Standard">
      <style:text-properties officeooo:rsid="001c0ca6" officeooo:paragraph-rsid="0028c083"/>
    </style:style>
    <style:style style:name="P22" style:family="paragraph" style:parent-style-name="Standard">
      <style:text-properties officeooo:rsid="001c0ca6" officeooo:paragraph-rsid="002a9ea9"/>
    </style:style>
    <style:style style:name="P23" style:family="paragraph" style:parent-style-name="Standard">
      <style:text-properties officeooo:rsid="001e071d" officeooo:paragraph-rsid="001e071d"/>
    </style:style>
    <style:style style:name="P24" style:family="paragraph" style:parent-style-name="Standard">
      <style:text-properties style:text-underline-style="solid" style:text-underline-width="auto" style:text-underline-color="font-color" officeooo:rsid="0026d900" officeooo:paragraph-rsid="002a9ea9"/>
    </style:style>
    <style:style style:name="P25" style:family="paragraph" style:parent-style-name="Standard">
      <style:text-properties style:text-underline-style="solid" style:text-underline-width="auto" style:text-underline-color="font-color" officeooo:rsid="002eb4e2" officeooo:paragraph-rsid="002eb4e2"/>
    </style:style>
    <style:style style:name="P26" style:family="paragraph" style:parent-style-name="Standard">
      <style:text-properties style:text-underline-style="solid" style:text-underline-width="auto" style:text-underline-color="font-color" officeooo:rsid="002eb4e2" officeooo:paragraph-rsid="002f1fdb"/>
    </style:style>
    <style:style style:name="P27" style:family="paragraph" style:parent-style-name="Standard">
      <style:text-properties fo:color="#cccccc" fo:font-style="italic" officeooo:rsid="0026f222" officeooo:paragraph-rsid="0028c083" style:font-style-asian="italic" style:font-style-complex="italic"/>
    </style:style>
    <style:style style:name="P28" style:family="paragraph" style:parent-style-name="Standard">
      <style:text-properties fo:color="#cccccc" style:text-underline-style="none" officeooo:rsid="001c965c" officeooo:paragraph-rsid="002eabf8" fo:background-color="#ffffff"/>
    </style:style>
    <style:style style:name="P29" style:family="paragraph" style:parent-style-name="Standard">
      <style:text-properties fo:color="#cccccc" style:text-underline-style="none" officeooo:rsid="002eabf8" officeooo:paragraph-rsid="002eabf8" fo:background-color="#ffffff"/>
    </style:style>
    <style:style style:name="P30" style:family="paragraph" style:parent-style-name="Standard">
      <style:text-properties fo:color="#cccccc" fo:font-style="normal" style:text-underline-style="none" officeooo:rsid="001c965c" officeooo:paragraph-rsid="0028c083" style:font-style-asian="normal" style:font-style-complex="normal"/>
    </style:style>
    <style:style style:name="P31" style:family="paragraph" style:parent-style-name="Standard">
      <style:text-properties officeooo:rsid="0028bb9d" officeooo:paragraph-rsid="0028bb9d"/>
    </style:style>
    <style:style style:name="P32" style:family="paragraph" style:parent-style-name="Standard">
      <style:text-properties officeooo:rsid="0028bb9d" officeooo:paragraph-rsid="0028c083"/>
    </style:style>
    <style:style style:name="P33" style:family="paragraph" style:parent-style-name="Standard">
      <style:text-properties officeooo:rsid="0028c083" officeooo:paragraph-rsid="0028c083"/>
    </style:style>
    <style:style style:name="P34" style:family="paragraph" style:parent-style-name="Standard">
      <style:text-properties style:text-underline-style="none" officeooo:rsid="0019802c" officeooo:paragraph-rsid="00187d02"/>
    </style:style>
    <style:style style:name="P35" style:family="paragraph" style:parent-style-name="Standard">
      <style:text-properties style:text-underline-style="none" officeooo:rsid="0019802c" officeooo:paragraph-rsid="001c0ca6"/>
    </style:style>
    <style:style style:name="P36" style:family="paragraph" style:parent-style-name="Standard">
      <style:text-properties style:text-underline-style="none" officeooo:rsid="001ad90d" officeooo:paragraph-rsid="001ad90d"/>
    </style:style>
    <style:style style:name="P37" style:family="paragraph" style:parent-style-name="Standard">
      <style:text-properties style:text-underline-style="none" officeooo:rsid="001a6fc7" officeooo:paragraph-rsid="00135e34"/>
    </style:style>
    <style:style style:name="P38" style:family="paragraph" style:parent-style-name="Standard">
      <style:text-properties style:text-underline-style="none" officeooo:rsid="001e071d" officeooo:paragraph-rsid="00253a91"/>
    </style:style>
    <style:style style:name="P39" style:family="paragraph" style:parent-style-name="Standard">
      <style:text-properties style:text-underline-style="none" officeooo:rsid="001c965c" officeooo:paragraph-rsid="002a9ea9"/>
    </style:style>
    <style:style style:name="P40" style:family="paragraph" style:parent-style-name="Standard">
      <style:text-properties style:text-underline-style="none" officeooo:rsid="002eb4e2" officeooo:paragraph-rsid="002eb4e2"/>
    </style:style>
    <style:style style:name="P41" style:family="paragraph" style:parent-style-name="Standard">
      <style:text-properties style:text-line-through-style="none" style:text-line-through-type="none" style:text-underline-style="solid" style:text-underline-width="auto" style:text-underline-color="font-color" officeooo:rsid="002eb4e2" officeooo:paragraph-rsid="002eb4e2"/>
    </style:style>
    <style:style style:name="T1" style:family="text">
      <style:text-properties officeooo:rsid="00010a8b"/>
    </style:style>
    <style:style style:name="T2" style:family="text">
      <style:text-properties officeooo:rsid="00069cd7"/>
    </style:style>
    <style:style style:name="T3" style:family="text">
      <style:text-properties officeooo:rsid="0007ea0f"/>
    </style:style>
    <style:style style:name="T4" style:family="text">
      <style:text-properties officeooo:rsid="000ce532"/>
    </style:style>
    <style:style style:name="T5" style:family="text">
      <style:text-properties officeooo:rsid="000e8645"/>
    </style:style>
    <style:style style:name="T6" style:family="text">
      <style:text-properties officeooo:rsid="00104f4f"/>
    </style:style>
    <style:style style:name="T7" style:family="text">
      <style:text-properties officeooo:rsid="00158623"/>
    </style:style>
    <style:style style:name="T8" style:family="text">
      <style:text-properties officeooo:rsid="0015e509"/>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officeooo:rsid="0015e509"/>
    </style:style>
    <style:style style:name="T11" style:family="text">
      <style:text-properties style:text-underline-style="solid" style:text-underline-width="auto" style:text-underline-color="font-color" officeooo:rsid="0017b7ae"/>
    </style:style>
    <style:style style:name="T12" style:family="text">
      <style:text-properties style:text-underline-style="solid" style:text-underline-width="auto" style:text-underline-color="font-color" officeooo:rsid="0019802c"/>
    </style:style>
    <style:style style:name="T13" style:family="text">
      <style:text-properties style:text-underline-style="solid" style:text-underline-width="auto" style:text-underline-color="font-color" officeooo:rsid="001ad90d"/>
    </style:style>
    <style:style style:name="T14" style:family="text">
      <style:text-properties style:text-underline-style="solid" style:text-underline-width="auto" style:text-underline-color="font-color" officeooo:rsid="001c0ca6"/>
    </style:style>
    <style:style style:name="T15" style:family="text">
      <style:text-properties style:text-underline-style="solid" style:text-underline-width="auto" style:text-underline-color="font-color" officeooo:rsid="001c965c"/>
    </style:style>
    <style:style style:name="T16" style:family="text">
      <style:text-properties style:text-underline-style="solid" style:text-underline-width="auto" style:text-underline-color="font-color" officeooo:rsid="001e071d"/>
    </style:style>
    <style:style style:name="T17" style:family="text">
      <style:text-properties style:text-underline-style="solid" style:text-underline-width="auto" style:text-underline-color="font-color" officeooo:rsid="00216ac1"/>
    </style:style>
    <style:style style:name="T18" style:family="text">
      <style:text-properties style:text-underline-style="solid" style:text-underline-width="auto" style:text-underline-color="font-color" officeooo:rsid="00253a91"/>
    </style:style>
    <style:style style:name="T19" style:family="text">
      <style:text-properties style:text-underline-style="solid" style:text-underline-width="auto" style:text-underline-color="font-color" officeooo:rsid="0028c083"/>
    </style:style>
    <style:style style:name="T20" style:family="text">
      <style:text-properties style:text-underline-style="none"/>
    </style:style>
    <style:style style:name="T21" style:family="text">
      <style:text-properties style:text-underline-style="none" officeooo:rsid="0017b7ae"/>
    </style:style>
    <style:style style:name="T22" style:family="text">
      <style:text-properties style:text-underline-style="none" officeooo:rsid="0015e509"/>
    </style:style>
    <style:style style:name="T23" style:family="text">
      <style:text-properties style:text-underline-style="none" officeooo:rsid="00187d02"/>
    </style:style>
    <style:style style:name="T24" style:family="text">
      <style:text-properties style:text-underline-style="none" officeooo:rsid="0019802c"/>
    </style:style>
    <style:style style:name="T25" style:family="text">
      <style:text-properties style:text-underline-style="none" officeooo:rsid="001a6fc7"/>
    </style:style>
    <style:style style:name="T26" style:family="text">
      <style:text-properties style:text-underline-style="none" officeooo:rsid="001ad90d"/>
    </style:style>
    <style:style style:name="T27" style:family="text">
      <style:text-properties style:text-underline-style="none" officeooo:rsid="001c0ca6"/>
    </style:style>
    <style:style style:name="T28" style:family="text">
      <style:text-properties style:text-underline-style="none" officeooo:rsid="001c965c"/>
    </style:style>
    <style:style style:name="T29" style:family="text">
      <style:text-properties style:text-underline-style="none" officeooo:rsid="001e071d"/>
    </style:style>
    <style:style style:name="T30" style:family="text">
      <style:text-properties style:text-underline-style="none" officeooo:rsid="00216ac1"/>
    </style:style>
    <style:style style:name="T31" style:family="text">
      <style:text-properties style:text-underline-style="none" officeooo:rsid="00233e7e"/>
    </style:style>
    <style:style style:name="T32" style:family="text">
      <style:text-properties style:text-underline-style="none" officeooo:rsid="0024b0d2"/>
    </style:style>
    <style:style style:name="T33" style:family="text">
      <style:text-properties style:text-underline-style="none" officeooo:rsid="00253a91"/>
    </style:style>
    <style:style style:name="T34" style:family="text">
      <style:text-properties style:text-underline-style="none" officeooo:rsid="0026f222"/>
    </style:style>
    <style:style style:name="T35" style:family="text">
      <style:text-properties style:text-underline-style="none" officeooo:rsid="00288cf6"/>
    </style:style>
    <style:style style:name="T36" style:family="text">
      <style:text-properties style:text-underline-style="none" officeooo:rsid="0028bb9d"/>
    </style:style>
    <style:style style:name="T37" style:family="text">
      <style:text-properties style:text-underline-style="none" officeooo:rsid="0028c083"/>
    </style:style>
    <style:style style:name="T38" style:family="text">
      <style:text-properties style:text-underline-style="none" officeooo:rsid="002a9ea9"/>
    </style:style>
    <style:style style:name="T39" style:family="text">
      <style:text-properties style:text-underline-style="none" officeooo:rsid="002c0767"/>
    </style:style>
    <style:style style:name="T40" style:family="text">
      <style:text-properties style:text-underline-style="none" officeooo:rsid="002f1fdb"/>
    </style:style>
    <style:style style:name="T41" style:family="text">
      <style:text-properties officeooo:rsid="001e071d"/>
    </style:style>
    <style:style style:name="T42" style:family="text">
      <style:text-properties fo:font-style="normal" style:text-underline-style="none" style:font-style-asian="normal" style:font-style-complex="normal"/>
    </style:style>
    <style:style style:name="T43" style:family="text">
      <style:text-properties fo:font-style="normal" style:text-underline-style="none" officeooo:rsid="001c965c" style:font-style-asian="normal" style:font-style-complex="normal"/>
    </style:style>
    <style:style style:name="T44" style:family="text">
      <style:text-properties fo:font-style="normal" style:text-underline-style="none" officeooo:rsid="00288cf6" style:font-style-asian="normal" style:font-style-complex="normal"/>
    </style:style>
    <style:style style:name="T45" style:family="text">
      <style:text-properties fo:font-style="normal" style:text-underline-style="none" officeooo:rsid="0028c083" style:font-style-asian="normal" style:font-style-complex="normal"/>
    </style:style>
    <style:style style:name="T46" style:family="text">
      <style:text-properties officeooo:rsid="0028bb9d"/>
    </style:style>
    <style:style style:name="T47" style:family="text">
      <style:text-properties officeooo:rsid="0028c083"/>
    </style:style>
    <style:style style:name="T48" style:family="text">
      <style:text-properties style:text-line-through-style="none" style:text-line-through-type="none"/>
    </style:style>
    <style:style style:name="T49" style:family="text">
      <style:text-properties style:text-line-through-style="none" style:text-line-through-type="none" style:text-underline-style="none"/>
    </style:style>
    <style:style style:name="T50" style:family="text">
      <style:text-properties style:text-line-through-style="none" style:text-line-through-type="none" style:text-underline-style="none" officeooo:rsid="002f1fd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scripcion <text:span text:style-name="T4">de los principales requerimientos del sistema</text:span>:</text:p>
      <text:p text:style-name="P1"/>
      <text:p text:style-name="P4">El sistema tiene como <text:span text:style-name="T6">principal </text:span>objetivo hacer posible la administracion de grupos de usuarios del AD que tengan alguna caracteristica en comun (Ej: Doctores, Alumnos Ayudantes, …), para poder servir dicha informacion <text:span text:style-name="T1">mediante</text:span> una api a cualquier aplicacion que lo necesite (<text:span text:style-name="T1">Ej: </text:span>Sistema de cuotas). <text:span text:style-name="T3">Para administrar un grupo de usuarios en especifico, se necesita el acceso al sistema de aquellos especialistas que tengan conocimiento de los usuarios del ad que cumplen con la caracteristica en comun que define al grupo. <text:s/>La administracion de un grupo debe ser realizada solo por los especialistas que tenga asignado el grupo. La creacion de un grupo no forma parte de las responsabilidades de los especialistas, esto se debe a que los recursos que les seran asginados a los usuarios pertenecientes a un grupo por las aplicaciones clientes de la api del sistema requieren de otro nivel de autorizacion. </text:span></text:p>
      <text:p text:style-name="P8">Roles:</text:p>
      <text:p text:style-name="P5">- Administrador del sistema: Sus respon<text:span text:style-name="T2">sabilidades son las de crear o eliminar los usuarios especialistas, crear o eliminar los grupos, asignar o desasignar a cada grupo los usuarios especialistas. </text:span></text:p>
      <text:p text:style-name="P5">- <text:span text:style-name="T5">Especialista: Sus responsabilidades son la de adicionar y eliminar usuarios del AD a los grupos. Solo podra realizar operaciones a los grupos que lo tienen a el como especialista.</text:span></text:p>
      <text:p text:style-name="P3"/>
      <text:p text:style-name="P6">Descripcion del Sistema:</text:p>
      <text:p text:style-name="P6">El sistema sera una aplicacion web.</text:p>
      <text:p text:style-name="P6"/>
      <text:p text:style-name="P6">Tecnologias:</text:p>
      <text:p text:style-name="P6">- Go como lenguaje en el servidor.</text:p>
      <text:p text:style-name="P6">- Angular como framework para la vista en el cliente.</text:p>
      <text:p text:style-name="P6">- Postgre como sistema gestor de la base de datos. <text:s/></text:p>
      <text:p text:style-name="P2"/>
      <text:p text:style-name="P8">Mapa de navegacion:</text:p>
      <text:p text:style-name="P6">La aplicacion al ser en angular es del tipo single page aplication, es decir que la navegacion se hara mediante ajax actualizando los datos en una unica pagina sin tener que recargar la pagina completamente.</text:p>
      <text:p text:style-name="P7">Tipos de usuarios: admin (<text:span text:style-name="T7">Rol-</text:span>Administrador del sistema), especialista (<text:span text:style-name="T7">Rol-</text:span>Especialista), anonimo (usuario sin loguearse)</text:p>
      <text:p text:style-name="P23">Las vistas a continuacion estan descritas de la forma:</text:p>
      <text:p text:style-name="P23">(<text:span text:style-name="T9">Nombre de la vista</text:span>) Acceso(tipo de usuario)</text:p>
      <text:p text:style-name="P6"/>
      <text:p text:style-name="P6"><text:span text:style-name="T9">Login</text:span>. <text:span text:style-name="T8">Acceso (anonimo).</text:span></text:p>
      <text:p text:style-name="P31">Se compone de:</text:p>
      <text:p text:style-name="P11">- <text:span text:style-name="T46">U</text:span>n formulario de login. Credenciales del AD.</text:p>
      <text:p text:style-name="P9">Autenticacion incorrecta: se muestra un mensaje de error en el mismo formulario del login.</text:p>
      <text:p text:style-name="P10">Autenticacion es correcta: para un admin se carga la <text:span text:style-name="T9">Administracio</text:span><text:span text:style-name="T11">n,</text:span><text:span text:style-name="T21"> para un especialista se carga su </text:span><text:span text:style-name="T11">Listado de Grupos.</text:span></text:p>
      <text:p text:style-name="P9"/>
      <text:p text:style-name="P9">- <text:span text:style-name="T9">Administracion</text:span><text:span text:style-name="T20">. </text:span><text:span text:style-name="T21">Acceso (admin).</text:span></text:p>
      <text:p text:style-name="P31"><text:span text:style-name="T21">S</text:span><text:span text:style-name="T20">e compone de:</text:span></text:p>
      <text:p text:style-name="P12"><text:span text:style-name="T36">- D</text:span><text:span text:style-name="T20">os botones o links que indiquen la navegacion hacia la </text:span><text:span text:style-name="T9">Administracion de Grupos</text:span><text:span text:style-name="T20"> y hacia la </text:span><text:span text:style-name="T10">Administracion de especialistas</text:span><text:span text:style-name="T22">. </text:span></text:p>
      <text:p text:style-name="P14"><text:span text:style-name="T23">- </text:span><text:span text:style-name="T39">La</text:span><text:span text:style-name="T23"> bi</text:span><text:span text:style-name="T20">t</text:span><text:span text:style-name="T23">acora del sistema, o sea, un listado de las operaciones mas recientes realizadas por los especialistas, </text:span><text:span text:style-name="T24">la informacion de cada operacion es</text:span><text:span text:style-name="T23"> “(username del especialista) (adiciono/elimino) a (usuarioDeAd) en (</text:span><text:span text:style-name="T24">nombre_del_</text:span><text:span text:style-name="T23">grupo) –</text:span><text:span text:style-name="T24"> (fecha)</text:span><text:span text:style-name="T23">”.</text:span></text:p>
      <text:p text:style-name="P14"><text:span text:style-name="T23">- </text:span><text:span text:style-name="T39">U</text:span><text:span text:style-name="T23">n formulario </text:span><text:span text:style-name="T24">con opciones para filtrar las operaciones por fecha, especialista, grupo, usuarioDeAd.</text:span></text:p>
      <text:p text:style-name="P34"><text:soft-page-break/></text:p>
      <text:p text:style-name="P13"><text:span text:style-name="T12">Administracion de Grupos</text:span><text:span text:style-name="T24">. </text:span><text:span text:style-name="T25">Acceso(admin)</text:span></text:p>
      <text:p text:style-name="P31"><text:span text:style-name="T21">S</text:span><text:span text:style-name="T25">e compone de:</text:span></text:p>
      <text:p text:style-name="P16"><text:span text:style-name="T20">-</text:span><text:span text:style-name="T36"> U</text:span><text:span text:style-name="T20">n listado con todos los grupos, </text:span><text:span text:style-name="T26">donde por cada grupo se muestre el nombre,</text:span><text:span text:style-name="T20"> </text:span><text:span text:style-name="T26">una descripcion,</text:span><text:span text:style-name="T20"> </text:span><text:span text:style-name="T26">el total de usuarioDeAd </text:span><text:span text:style-name="T28">y</text:span><text:span text:style-name="T26"> dos botones, uno que navegue hacia </text:span><text:span text:style-name="T13">Editar Grupo</text:span><text:span text:style-name="T26"> <text:s/>y </text:span><text:span text:style-name="T27">otro para</text:span><text:span text:style-name="T26"> eliminar </text:span><text:span text:style-name="T27">el grupo (mostrar una ventana con javascript por encima de la actual para que el usuario corrobore la intencion)</text:span><text:span text:style-name="T20">.</text:span></text:p>
      <text:p text:style-name="P16"><text:span text:style-name="T26">- </text:span><text:span text:style-name="T37">U</text:span><text:span text:style-name="T23">n formulario </text:span><text:span text:style-name="T24">con opciones para filtrar </text:span><text:span text:style-name="T20">los grupos por nombre, por especialista asignado al grupo, por usuarioDeAd perteneciente al grupo. </text:span></text:p>
      <text:p text:style-name="P21"><text:span text:style-name="T20">- </text:span><text:span text:style-name="T37">U</text:span><text:span text:style-name="T28">n formulario para </text:span><text:span text:style-name="T32">adicionar un nuevo</text:span><text:span text:style-name="T31"> </text:span><text:span text:style-name="T37">grupo</text:span><text:span text:style-name="T28">, estaria compuesto por un textbox donde se escribe el </text:span><text:span text:style-name="T37">nombre del nuevo grupo</text:span><text:span text:style-name="T28"> (</text:span><text:span text:style-name="T37">mientras se escriba se va verificando que el nombre escrito no sea igual al de algun grupo existente</text:span><text:span text:style-name="T28">) y un boton para </text:span><text:span text:style-name="T32">adicionar</text:span><text:span text:style-name="T28"> el </text:span><text:span text:style-name="T37">nuevo grupo</text:span><text:span text:style-name="T28"> </text:span><text:span text:style-name="T33">(al aceptar el boton se navega a </text:span><text:span text:style-name="T18">Editar </text:span><text:span text:style-name="T19">Grupo</text:span><text:span text:style-name="T33">)</text:span><text:span text:style-name="T28">.</text:span></text:p>
      <text:p text:style-name="P36"/>
      <text:p text:style-name="P18"><text:span text:style-name="T9">Editar Grupo</text:span><text:span text:style-name="T20">. </text:span><text:span text:style-name="T27">Acceso (admin)</text:span></text:p>
      <text:p text:style-name="P33"><text:span text:style-name="T27">S</text:span><text:span text:style-name="T20">e compone de:</text:span></text:p>
      <text:p text:style-name="P20"><text:span text:style-name="T20">- </text:span><text:span text:style-name="T37">E</text:span><text:span text:style-name="T20">l nombre y la descripcion </text:span><text:span text:style-name="T28">del grupo</text:span><text:span text:style-name="T20"> en campos editables. </text:span><text:span text:style-name="T37">(El nombre </text:span><text:span text:style-name="T39">del</text:span><text:span text:style-name="T37"> grupo no debe machear con el de ningun otro grupo)</text:span></text:p>
      <text:p text:style-name="P20"><text:span text:style-name="T20">- </text:span><text:span text:style-name="T37">U</text:span><text:span text:style-name="T20">n listado de los especialistas que tiene asignado el grupo, donde por cada especialista se muestra el nombre</text:span><text:span text:style-name="T28">(link hacia </text:span><text:span text:style-name="T15">Editar Especialista</text:span><text:span text:style-name="T28">)</text:span><text:span text:style-name="T20">, la descripcion </text:span><text:span text:style-name="T28">y</text:span><text:span text:style-name="T20"> </text:span><text:span text:style-name="T28">un</text:span><text:span text:style-name="T26"> boton</text:span><text:span text:style-name="T20"> para</text:span><text:span text:style-name="T26"> </text:span><text:span text:style-name="T28">desasignar</text:span><text:span text:style-name="T26"> </text:span><text:span text:style-name="T39">al</text:span><text:span text:style-name="T20"> </text:span><text:span text:style-name="T28">especialista del</text:span><text:span text:style-name="T20"> grupo (mostrar una ventana con javascript por encima de la actual para que el usuario corrobore la intencion)</text:span><text:span text:style-name="T25">. </text:span><text:span text:style-name="T20">Tambien se debe mostrar </text:span><text:span text:style-name="T28">un formulario para asignar nuevos especialistas al grupo, estaria compuesto por un textbox donde se escribe el nombre del especialista (mientras se escribe se brinda un autocompletado de posibilidades a seleccionar) y un boton para asignar el especialista seleccionado.</text:span></text:p>
      <text:p text:style-name="P28">/* </text:p>
      <text:p text:style-name="P29">Lo gris no es seguro todavia que este.</text:p>
      <text:p text:style-name="P27"><text:span text:style-name="T43">- </text:span><text:span text:style-name="T45">U</text:span><text:span text:style-name="T42">n listado de los usuariosDeAd en el grupo, donde por cada usuarioDeAd se muestra el username, el nombre, datos, y un boton para eliminarlo del grupo.</text:span></text:p>
      <text:p text:style-name="P27"><text:span text:style-name="T43">- </text:span><text:span text:style-name="T45">U</text:span><text:span text:style-name="T43">n formulario para asignar nuevos </text:span><text:span text:style-name="T44">usuariosDeAd</text:span><text:span text:style-name="T43"> al grupo, estaria compuesto por un textbox donde se escribe el </text:span><text:span text:style-name="T44">username</text:span><text:span text:style-name="T43"> (mientras se escribe se brinda un autocompletado de posibilidades a seleccionar) y un boton para asignar el </text:span><text:span text:style-name="T44">usuarioDeAd</text:span><text:span text:style-name="T43"> seleccionado.</text:span></text:p>
      <text:p text:style-name="P30">*/</text:p>
      <text:p text:style-name="P35"/>
      <text:p text:style-name="P6"><text:span text:style-name="T47">A</text:span><text:span text:style-name="T10">dministracion de especialistas</text:span><text:span text:style-name="T22">. </text:span><text:span text:style-name="T25">Acceso(admin)</text:span></text:p>
      <text:p text:style-name="P32"><text:span text:style-name="T21">S</text:span><text:span text:style-name="T25">e compone de:</text:span></text:p>
      <text:p text:style-name="P16"><text:span text:style-name="T20">- </text:span><text:span text:style-name="T37">U</text:span><text:span text:style-name="T20">n listado con todos los </text:span><text:span text:style-name="T29">especialistas</text:span><text:span text:style-name="T20">, </text:span><text:span text:style-name="T26">donde por cada </text:span><text:span text:style-name="T29">especialista</text:span><text:span text:style-name="T26"> se muestre el nombre,</text:span><text:span text:style-name="T20"> </text:span><text:span text:style-name="T29">el username, </text:span><text:span text:style-name="T26">una descripcion,</text:span><text:span text:style-name="T20"> </text:span><text:span text:style-name="T26">el total de </text:span><text:span text:style-name="T29">grupos a los que esta asignado</text:span><text:span text:style-name="T26"> </text:span><text:span text:style-name="T28">y</text:span><text:span text:style-name="T26"> </text:span><text:span text:style-name="T29">un</text:span><text:span text:style-name="T26"> boto</text:span><text:span text:style-name="T29">n </text:span><text:span text:style-name="T26">que navegue hacia </text:span><text:span text:style-name="T13">Editar </text:span><text:span text:style-name="T16">Especialista</text:span><text:span text:style-name="T20">.</text:span></text:p>
      <text:p text:style-name="P16"><text:span text:style-name="T37">- U</text:span><text:span text:style-name="T23">n formulario </text:span><text:span text:style-name="T24">con opciones para filtrar </text:span><text:span text:style-name="T20">los </text:span><text:span text:style-name="T29">especialistas</text:span><text:span text:style-name="T20"> por nombre. </text:span></text:p>
      <text:p text:style-name="P19"><text:span text:style-name="T28">- </text:span><text:span text:style-name="T37">U</text:span><text:span text:style-name="T28">n formulario para </text:span><text:span text:style-name="T32">adicionar un nuevo</text:span><text:span text:style-name="T31"> especialista</text:span><text:span text:style-name="T28">, estaria compuesto por un textbox donde se escribe el </text:span><text:span text:style-name="T32">username</text:span><text:span text:style-name="T28"> (mientras se escribe se brinda un autocompletado de posibilidades a seleccionar) y un boton para </text:span><text:span text:style-name="T32">adicionar</text:span><text:span text:style-name="T28"> el </text:span><text:span text:style-name="T32">nuevo</text:span><text:span text:style-name="T28"> especialista </text:span><text:span text:style-name="T33">(al aceptar el boton se navega a </text:span><text:span text:style-name="T18">Editar Especialista</text:span><text:span text:style-name="T33">)</text:span><text:span text:style-name="T28">.</text:span></text:p>
      <text:p text:style-name="P37"/>
      <text:p text:style-name="P6"><text:span text:style-name="T14">Editar Especialista</text:span><text:span text:style-name="T27">. Acceso(admin)</text:span></text:p>
      <text:p text:style-name="P22"><text:span text:style-name="T20">- </text:span><text:span text:style-name="T37">E</text:span><text:span text:style-name="T20">l nombre, y la descripcion </text:span><text:span text:style-name="T28">del </text:span><text:span text:style-name="T30">especialista</text:span><text:span text:style-name="T20"> en campos editables.</text:span></text:p>
      <text:p text:style-name="P22"><text:span text:style-name="T38">- U</text:span><text:span text:style-name="T20">n listado de </text:span><text:span text:style-name="T30">los grupos a los que esta asignado el especialista</text:span><text:span text:style-name="T20">, donde por cada </text:span><text:span text:style-name="T30">grupo</text:span><text:span text:style-name="T20"> se muestra el nombre</text:span><text:span text:style-name="T28">(link hacia </text:span><text:span text:style-name="T15">Editar </text:span><text:span text:style-name="T17">Grupo</text:span><text:span text:style-name="T28">)</text:span><text:span text:style-name="T20">, la descripcion </text:span><text:span text:style-name="T28">y</text:span><text:span text:style-name="T20"> </text:span><text:span text:style-name="T28">un</text:span><text:span text:style-name="T26"> boton</text:span><text:span text:style-name="T20"> para</text:span><text:span text:style-name="T26"> </text:span><text:span text:style-name="T28">desasignar</text:span><text:span text:style-name="T26"> </text:span><text:span text:style-name="T20">el </text:span><text:span text:style-name="T28">especialista del</text:span><text:span text:style-name="T20"> grupo (mostrar una ventana con javascript por encima de la actual para que el usuario corrobore la intencion)</text:span><text:span text:style-name="T25">.</text:span></text:p>
      <text:p text:style-name="P22"><text:soft-page-break/><text:span text:style-name="T25">- </text:span><text:span text:style-name="T38">U</text:span><text:span text:style-name="T28">n formulario para asignar </text:span><text:span text:style-name="T31">el especialista a un nuevo grupo</text:span><text:span text:style-name="T28">, estaria compuesto por un textbox donde se escribe el nombre del </text:span><text:span text:style-name="T31">grupo</text:span><text:span text:style-name="T28"> (mientras se escribe se brinda un autocompletado de posibilidades a seleccionar) y un boton para asignar el especialista </text:span><text:span text:style-name="T31">al grupo</text:span><text:span text:style-name="T28"> seleccionado.</text:span></text:p>
      <text:p text:style-name="P15"/>
      <text:p text:style-name="P6">- <text:span text:style-name="T11">Listado de Grupos.</text:span><text:span text:style-name="T21"> </text:span><text:span text:style-name="T29">Acceso(especialista)</text:span></text:p>
      <text:p text:style-name="P17"><text:span text:style-name="T20">- </text:span><text:span text:style-name="T38">U</text:span><text:span text:style-name="T20">n listado con todos los grupos </text:span><text:span text:style-name="T33">a los que esta asignado el especialista</text:span><text:span text:style-name="T20">, </text:span><text:span text:style-name="T26">donde por cada grupo se muestre el nombre,</text:span><text:span text:style-name="T20"> </text:span><text:span text:style-name="T26">una descripcion,</text:span><text:span text:style-name="T20"> </text:span><text:span text:style-name="T26">el total de usuarioDeAd </text:span><text:span text:style-name="T28">y</text:span><text:span text:style-name="T26"> </text:span><text:span text:style-name="T33">un</text:span><text:span text:style-name="T26"> boton que navegue hacia </text:span><text:span text:style-name="T18">Mostrar</text:span><text:span text:style-name="T13"> Grupo</text:span><text:span text:style-name="T20">.</text:span></text:p>
      <text:p text:style-name="P17"><text:span text:style-name="T26">- </text:span><text:span text:style-name="T38">U</text:span><text:span text:style-name="T23">n formulario </text:span><text:span text:style-name="T24">con opciones para filtrar </text:span><text:span text:style-name="T20">los grupos por nombre, por usuarioDeAd perteneciente al grupo. </text:span></text:p>
      <text:p text:style-name="P38"/>
      <text:p text:style-name="P24"><text:span text:style-name="T41">M</text:span>ostrar_Grupo<text:span text:style-name="T20">. Acceso (especialista, admin)</text:span></text:p>
      <text:p text:style-name="P24"><text:span text:style-name="T35">- </text:span><text:span text:style-name="T38">E</text:span><text:span text:style-name="T20">l nombre y la descripcion del grupo.</text:span></text:p>
      <text:p text:style-name="P24"><text:span text:style-name="T34">- </text:span><text:span text:style-name="T38">U</text:span><text:span text:style-name="T34">n listado de los usuariosDeAd en el grupo, donde por cada usuarioDeAd se muestra el username, el nombre, datos, y un boton para eliminarlo del grupo.</text:span></text:p>
      <text:p text:style-name="P24"><text:span text:style-name="T38">- U</text:span><text:span text:style-name="T28">n formulario para asignar nuevos </text:span><text:span text:style-name="T35">usuariosDeAd</text:span><text:span text:style-name="T28"> al grupo, estaria compuesto por un textbox donde se escribe el </text:span><text:span text:style-name="T35">username</text:span><text:span text:style-name="T28"> (mientras se escribe se brinda un autocompletado de posibilidades a seleccionar) y un boton para asignar el </text:span><text:span text:style-name="T35">usuarioDeAd</text:span><text:span text:style-name="T28"> seleccionado.</text:span></text:p>
      <text:p text:style-name="P39"/>
      <text:p text:style-name="P39"/>
      <text:p text:style-name="P25"><text:span text:style-name="T28">D</text:span><text:span text:style-name="T20">iseno de la base de datos:</text:span></text:p>
      <text:p text:style-name="P40"/>
      <text:p text:style-name="P26"><text:span text:style-name="T20">Tabla</text:span><text:span text:style-name="T40">s</text:span><text:span text:style-name="T20"> </text:span></text:p>
      <text:p text:style-name="P26"><text:span text:style-name="T48">UsuarioAD:</text:span><text:span text:style-name="T49"> </text:span><text:span text:style-name="T50">Username</text:span></text:p>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2T13:43:43.048879534</meta:creation-date>
    <dc:date>2018-05-28T16:06:42.600773032</dc:date>
    <meta:editing-duration>PT7H17M29S</meta:editing-duration>
    <meta:editing-cycles>35</meta:editing-cycles>
    <meta:generator>LibreOffice/5.1.2.2$Linux_X86_64 LibreOffice_project/10m0$Build-2</meta:generator>
    <meta:document-statistic meta:table-count="0" meta:image-count="0" meta:object-count="0" meta:page-count="3" meta:paragraph-count="59" meta:word-count="1126" meta:character-count="7076" meta:non-whitespace-character-count="5996"/>
  </office:meta>
</office:document-meta>
</file>